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dd906" officeooo:paragraph-rsid="000dd906"/>
    </style:style>
    <style:style style:name="P2" style:family="paragraph" style:parent-style-name="Standard">
      <style:text-properties fo:language="es" fo:country="ES" fo:font-weight="bold" officeooo:rsid="000dd906" officeooo:paragraph-rsid="000dd906" style:font-weight-asian="bold" style:font-weight-complex="bold"/>
    </style:style>
    <style:style style:name="P3" style:family="paragraph" style:parent-style-name="Standard" style:list-style-name="L3">
      <style:text-properties fo:language="es" fo:country="ES" fo:font-weight="bold" officeooo:rsid="000dd906" officeooo:paragraph-rsid="000dd906" style:font-weight-asian="bold" style:font-weight-complex="bold"/>
    </style:style>
    <style:style style:name="P4" style:family="paragraph" style:parent-style-name="Standard">
      <style:text-properties fo:language="es" fo:country="ES" fo:font-weight="normal" officeooo:rsid="000dd906" officeooo:paragraph-rsid="000dd906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ead47" officeooo:paragraph-rsid="000ead47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fd0b4" officeooo:paragraph-rsid="000dd906" style:font-weight-asian="normal" style:font-weight-complex="normal"/>
    </style:style>
    <style:style style:name="P7" style:family="paragraph" style:parent-style-name="Standard">
      <style:text-properties fo:color="#000000" fo:font-weight="normal" officeooo:rsid="000ead47" officeooo:paragraph-rsid="000ead47" style:font-weight-asian="normal" style:font-weight-complex="normal"/>
    </style:style>
    <style:style style:name="P8" style:family="paragraph" style:parent-style-name="Standard">
      <style:text-properties fo:color="#000000" fo:font-weight="normal" officeooo:rsid="000ead47" officeooo:paragraph-rsid="000f268f" style:font-weight-asian="normal" style:font-weight-complex="normal"/>
    </style:style>
    <style:style style:name="P9" style:family="paragraph" style:parent-style-name="Standard">
      <style:text-properties fo:color="#000000" fo:font-weight="normal" officeooo:rsid="000f268f" officeooo:paragraph-rsid="000f268f" style:font-weight-asian="normal" style:font-weight-complex="normal"/>
    </style:style>
    <style:style style:name="P10" style:family="paragraph" style:parent-style-name="Standard" style:list-style-name="L1">
      <style:text-properties officeooo:paragraph-rsid="000dd906"/>
    </style:style>
    <style:style style:name="P11" style:family="paragraph" style:parent-style-name="Standard" style:list-style-name="L1">
      <style:text-properties officeooo:rsid="000dd906" officeooo:paragraph-rsid="000dd906"/>
    </style:style>
    <style:style style:name="P12" style:family="paragraph" style:parent-style-name="Standard">
      <style:text-properties officeooo:rsid="000dd906" officeooo:paragraph-rsid="000dd906"/>
    </style:style>
    <style:style style:name="P13" style:family="paragraph" style:parent-style-name="Standard">
      <style:text-properties officeooo:rsid="000ead47" officeooo:paragraph-rsid="000ead47"/>
    </style:style>
    <style:style style:name="P14" style:family="paragraph" style:parent-style-name="Standard">
      <style:text-properties fo:color="#ff8000" officeooo:rsid="000ead47" officeooo:paragraph-rsid="000ead47"/>
    </style:style>
    <style:style style:name="P15" style:family="paragraph" style:parent-style-name="Standard">
      <style:text-properties fo:color="#ff8000" fo:font-weight="normal" officeooo:rsid="000f268f" officeooo:paragraph-rsid="000f268f" style:font-weight-asian="normal" style:font-weight-complex="normal"/>
    </style:style>
    <style:style style:name="P16" style:family="paragraph" style:parent-style-name="Standard">
      <style:text-properties fo:color="#ffbf00" fo:language="es" fo:country="ES" officeooo:rsid="000dd906" officeooo:paragraph-rsid="000dd906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c92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language="es" fo:country="ES" officeooo:rsid="000dd906"/>
    </style:style>
    <style:style style:name="T4" style:family="text">
      <style:text-properties fo:color="#000000" fo:language="es" fo:country="ES" fo:font-weight="bold" officeooo:rsid="000dd906" style:font-weight-asian="bold" style:font-weight-complex="bold"/>
    </style:style>
    <style:style style:name="T5" style:family="text">
      <style:text-properties fo:color="#000000" fo:language="es" fo:country="ES" fo:font-weight="normal" style:font-weight-asian="normal" style:font-weight-complex="normal"/>
    </style:style>
    <style:style style:name="T6" style:family="text">
      <style:text-properties fo:color="#000000" fo:language="es" fo:country="ES" fo:font-weight="normal" officeooo:rsid="000dd906" style:font-weight-asian="normal" style:font-weight-complex="normal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 style:font-weight-asian="bold" style:font-weight-complex="bold"/>
    </style:style>
    <style:style style:name="T9" style:family="text">
      <style:text-properties fo:language="es" fo:country="ES" fo:font-weight="bold" officeooo:rsid="000dd906" style:font-weight-asian="bold" style:font-weight-complex="bold"/>
    </style:style>
    <style:style style:name="T10" style:family="text">
      <style:text-properties fo:language="es" fo:country="ES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bucles <office:annotation><dc:creator>Unknown Author</dc:creator><dc:date>2020-11-08T09:31:50.131986035</dc:date><text:p text:style-name="P17"><text:span text:style-name="T11">La funcion de un bucle es repetir una series de lineas de codigos (x) cantidad de veces.</text:span></text:p></office:annotation></text:p>
      <text:p text:style-name="P1"><text:span text:style-name="T1"/></text:p>
      <text:p text:style-name="P1"><text:span text:style-name="T1"/></text:p>
      <text:p text:style-name="Standard"><text:span text:style-name="T3">en programacion orientada a objeto tenemos dos tipos de bucles, estos se ramifican en dos grupos: </text:span><text:span text:style-name="T4">Bucles indeterminados </text:span><text:span text:style-name="T6">y </text:span><text:span text:style-name="T4"><text:s/>bucles </text:span><text:span text:style-name="T8">determininados</text:span>.</text:p>
      <text:p text:style-name="Standard"/>
      <text:p text:style-name="P16"/>
      <text:p text:style-name="P2">Bucles indeterminados:</text:p>
      <text:p text:style-name="P4"/>
      <text:p text:style-name="P4">este tipo de bucle se utiliza cuando no sabesmos la cantidad de veces que se repetira una porcion del codogo. Dentro de este tipo de bucles nos encontramos con:</text:p>
      <text:p text:style-name="P4"/>
      <text:list xml:id="list413360918" text:style-name="L1">
        <text:list-item>
          <text:p text:style-name="P10"><text:span text:style-name="T9">bucle while </text:span></text:p>
        </text:list-item>
        <text:list-item>
          <text:p text:style-name="P11"><text:span text:style-name="T8">Bucle do while</text:span></text:p>
        </text:list-item>
      </text:list>
      <text:p text:style-name="P12"><text:span text:style-name="T10"/></text:p>
      <text:p text:style-name="P13"><text:span text:style-name="T10">sintaxsis del </text:span><text:span text:style-name="T8">bucle while:</text:span></text:p>
      <text:p text:style-name="P14"><text:span text:style-name="T8"/></text:p>
      <text:p text:style-name="P14"><text:span text:style-name="T8">while (</text:span><text:span text:style-name="T5">condicion aqui</text:span><text:span text:style-name="T8">){</text:span></text:p>
      <text:p text:style-name="P7"><text:span text:style-name="T7">lines de codigo que se repetiran</text:span></text:p>
      <text:p text:style-name="P14"><text:span text:style-name="T8"/></text:p>
      <text:p text:style-name="P14"><text:span text:style-name="T8">}</text:span></text:p>
      <text:p text:style-name="P14"><text:span text:style-name="T8"/></text:p>
      <text:p text:style-name="P9"><text:span text:style-name="T7">sintaxis de </text:span><text:span text:style-name="T8">bucle do while</text:span></text:p>
      <text:p text:style-name="P15"><text:span text:style-name="T8"/></text:p>
      <text:p text:style-name="P15"><text:span text:style-name="T8">do{</text:span></text:p>
      <text:p text:style-name="P8"><text:span text:style-name="T7">lines de codigo que se repetiran</text:span></text:p>
      <text:p text:style-name="P15"><text:span text:style-name="T8">}while (condicion)</text:span></text:p>
      <text:p text:style-name="P15"><text:span text:style-name="T8"/></text:p>
      <text:p text:style-name="P9"><text:span text:style-name="T7">con este blucle garantizamos, que almenos nuestro codigo se ejecute una vez.</text:span></text:p>
      <text:p text:style-name="P4"/>
      <text:p text:style-name="P5">Bebemos de tener de saber que la ejecucion de un bucle <text:span text:style-name="T2">while </text:span>siempre se ejecuta de arriaba <text:s/>a bajo.</text:p>
      <text:p text:style-name="P2"/>
      <text:p text:style-name="P2">Bucles determinados:</text:p>
      <text:p text:style-name="P1"/>
      <text:p text:style-name="P1">este tipo de bucle se utiliza, cuando sabesmos la cantidad de veses que se tiene que repetir una porcion de codigo. Dentro de este tipo de bucles nos encontramos con:</text:p>
      <text:p text:style-name="P1"/>
      <text:list xml:id="list2696193603" text:style-name="L3">
        <text:list-item>
          <text:p text:style-name="P3">Bucle for </text:p>
        </text:list-item>
        <text:list-item>
          <text:p text:style-name="P3">Bucle for – each</text:p>
        </text:list-item>
      </text:list>
      <text:p text:style-name="P2"/>
      <text:p text:style-name="P2"/>
      <text:p text:style-name="P2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09:23:41.932131653</meta:creation-date>
    <dc:date>2020-11-08T15:56:06.850968066</dc:date>
    <meta:editing-duration>PT2H35M5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60" meta:character-count="922" meta:non-whitespace-character-count="779"/>
  </office:meta>
</office:document-meta>
</file>